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margin-left="0.8752in" fo:margin-right="0in" fo:text-align="justify" style:justify-single-word="false" fo:text-indent="-0.8752in" style:auto-text-indent="false"/>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Standard">
      <style:paragraph-properties fo:text-align="justify" style:justify-single-word="false"/>
    </style:style>
    <style:style style:name="P12" style:family="paragraph" style:parent-style-name="Footnote">
      <style:text-properties style:font-name="Courier New1"/>
    </style:style>
    <style:style style:name="P13" style:family="paragraph" style:parent-style-name="Footnote">
      <style:text-properties style:font-name="Courier New"/>
    </style:style>
    <style:style style:name="P14"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16"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17"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list-style-name="WWNum1">
      <style:paragraph-properties fo:margin-left="0.5in" fo:margin-right="0in" fo:text-align="justify" style:justify-single-word="false" fo:text-indent="-0.25in" style:auto-text-indent="false"/>
    </style:style>
    <style:style style:name="P22" style:family="paragraph" style:parent-style-name="Standard" style:list-style-name="WWNum1">
      <style:paragraph-properties fo:margin-left="0.75in" fo:margin-right="0in" fo:text-align="justify" style:justify-single-word="false" fo:text-indent="-0.25in" style:auto-text-indent="false"/>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rsid="0003f69e" officeooo:paragraph-rsid="0003f69e"/>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6"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8"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1"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2"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4" style:family="text">
      <style:text-properties style:font-name="Times New Roman" style:font-size-complex="10pt"/>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normal" style:font-style-asian="normal" style:font-style-complex="normal"/>
    </style:style>
    <style:style style:name="T18" style:family="text">
      <style:text-properties style:font-name="Times New Roman" fo:font-style="normal" style:font-style-asian="normal" style:font-size-complex="10pt" style:font-style-complex="normal"/>
    </style:style>
    <style:style style:name="T19" style:family="text">
      <style:text-properties fo:language="hr" fo:country="HR"/>
    </style:style>
    <style:style style:name="T20"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1"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2"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3"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4"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5"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imulator PicoBlaze računala u JavaScriptu</text:p>
      <text:p text:style-name="P1"/>
      <text:p text:style-name="P2">Autor: Teo Samaržija</text:p>
      <text:p text:style-name="P2"/>
      <text:p text:style-name="P7"><text:span text:style-name="T4">SAŽETAK: </text:span><text:span text:style-name="T9">Autor teksta bio je frustriran nedostacima postojećih simulatora malog računala PicoBlaze, te je napravio drukčiji simulator PicoBlazea u programskom jeziku JavaScript. Taj se simulator može pokrenuti u modernim internetskim preglednicima</text:span><text:span text:style-name="T20"><text:note text:id="ftn1" text:note-class="footnote"><text:note-citation>1</text:note-citation><text:note-body><text:p text:style-name="P12">https://flatassembler.github.io/PicoBlaze/PicoBlaze.html</text:p></text:note-body></text:note></text:span><text:span text:style-name="T9"> (autor misli da je najstariji internetski preglednik u kojem simulator funkcionira kako treba Firefox 52, posljednja verzija Firefoxa koja se može vrtjeti na Windows XP-u).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3"/>
      <text:p text:style-name="P16">Uvod</text:p>
      <text:p text:style-name="P8"><text:span text:style-name="T5">PicoBlaze (od latinskog</text:span><text:span text:style-name="T9"> piccus</text:span><text:span text:style-name="T5">, rupica na igli, u prenesenom značenju </text:span><text:span text:style-name="T9">nešto maleno</text:span><text:span text:style-name="T5">, i engleskog</text:span><text:span text:style-name="T9"> blaze</text:span><text:span text:style-name="T5">, plamen</text:span><text:span text:style-name="T9">.</text:span><text:span text:style-name="T5"> Latinska riječ </text:span><text:span text:style-name="T9">piccus</text:span><text:span text:style-name="T5"> možda je povezana s </text:span><text:span text:style-name="T9">picus</text:span><text:span text:style-name="T5">, </text:span><text:span text:style-name="T9">djetlić</text:span><text:span text:style-name="T5">, jer djetlić svojim kljunom buši drvo. Engleska riječ </text:span><text:span text:style-name="T9">blaze</text:span><text:span text:style-name="T5"> dijeli isti korijen kao i latinski </text:span><text:span text:style-name="T9">flamma.</text:span><text:span text:style-name="T5"> Od latinske riječi</text:span><text:span text:style-name="T9"> flamma </text:span><text:span text:style-name="T5">dolazi, preko francuskog, danas daleko poznatija engleska riječ za plamen, </text:span><text:span text:style-name="T9">flame. </text:span><text:span text:style-name="T5">Hrvatska riječ </text:span><text:span text:style-name="T9">plamen</text:span><text:span text:style-name="T5"> vjerojatno </text:span><text:span text:style-name="T4">nije</text:span><text:span text:style-name="T5"> povezana s latinskim </text:span><text:span text:style-name="T9">flamma</text:span><text:span text:style-name="T5">.)</text:span><text:span text:style-name="T9"> </text:span><text:span text:style-name="T5">je malo računalo koji proizvodi tvrtka Xilinx. Koristi se u ugrađenim sustavima, te kao primjer jednostavnog računala na kolegiju </text:span><text:span text:style-name="T9">Arhitektura računala</text:span><text:span text:style-name="T5"> na FERIT-u. Njegov je procesor dizajniran tako da se u cijelosti može implementirati programibilnim elektroničkim sklopovima (FPGA-ovima, ASIC-ima...), te je pisan u programskom jeziku VHDL (VHDL je kratica od </text:span><text:span text:style-name="T10">V</text:span><text:span text:style-name="T9">ery High Speed Integrated Circuits </text:span><text:span text:style-name="T10">H</text:span><text:span text:style-name="T9">ardware </text:span><text:span text:style-name="T10">D</text:span><text:span text:style-name="T9">escription </text:span><text:span text:style-name="T10">L</text:span><text:span text:style-name="T9">anguage</text:span><text:span text:style-name="T5">, što znači </text:span><text:span text:style-name="T9">jezik za opis strojne opreme (hardware) od integriranih krugova jako velike brzine</text:span><text:span text:style-name="T8">. Među studentima elektrotehnike česta je šala, s kojom se i ja slažem, da je VHDL zapravo kratica od </text:span><text:span text:style-name="T11">V</text:span><text:span text:style-name="T12">ery </text:span><text:span text:style-name="T11">H</text:span><text:span text:style-name="T12">ard </text:span><text:span text:style-name="T11">D</text:span><text:span text:style-name="T12">ifficult </text:span><text:span text:style-name="T11">L</text:span><text:span text:style-name="T12">anguage</text:span><text:span text:style-name="T8"> – </text:span><text:span text:style-name="T12">vrlo čvrsto težak jezik</text:span><text:span text:style-name="T21"><text:note text:id="ftn2" text:note-class="footnote"><text:note-citation>2</text:note-citation><text:note-body><text:p text:style-name="Footnote">A, da sam upisao latinski (o <text:span text:style-name="T19">čemu sam i razmišljao prije studija), sada bi mi čitanje Cicerona bilo čvrsto teško nedokučivo.</text:span></text:p></text:note-body></text:note></text:span><text:span text:style-name="T5">). Takvi procesori, koji su namijenjeni da se sintetiziraju na FPGA-ovima ili ASIC-ima, zovu se mekani procesori (</text:span><text:span text:style-name="T9">soft processor</text:span><text:span text:style-name="T5">).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9"> simulator</text:span><text:span text:style-name="T5"> znači</text:span><text:span text:style-name="T9"> onaj koji kopira ili imitira</text:span><text:span text:style-name="T5">, dolazi iz latinskog i prvi put se spominje u Ovidijevim Metamorfozama (11. poglavlje, 634. stih). Dolazi od</text:span><text:span text:style-name="T9"> simulare</text:span><text:span text:style-name="T5"> (pretvarati se), od </text:span><text:span text:style-name="T9">similis</text:span><text:span text:style-name="T5">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 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4"/>
      <text:p text:style-name="P16">Eclipse</text:p>
      <text:p text:style-name="P8"><text:span text:style-name="T5">Eclipse (nazvan po grčkoj riječi za pomrčinu) je besplatan IDE (</text:span><text:span text:style-name="T9">integrated developing environment</text:span><text:span text:style-name="T5">, program namijenjen da se u njemu piše kod u programskom jeziku i koji olakšava rukovanje raznim alatima za programiranje) primarno namijenjen za pisanje programa u Javi. Prva verzija izdana je 2001. godine. </text:span><text:soft-page-break/><text:span text:style-name="T5">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
      <text:p text:style-name="P16">VIM</text:p>
      <text:p text:style-name="P8"><text:span text:style-name="T5">VIM (od </text:span><text:span text:style-name="T9">VI Improved</text:span><text:span text:style-name="T5">, poboljšani </text:span><text:span text:style-name="T9">VI</text:span><text:span text:style-name="T5">, jer je</text:span><text:span text:style-name="T9"> VI</text:span><text:span text:style-name="T5">,</text:span><text:span text:style-name="T9"> Visual Interface</text:span><text:span text:style-name="T5">,</text:span><text:span text:style-name="T9"> </text:span><text:span text:style-name="T5">bio često korišteni tekstualni editor na računalima 1980-ih)</text:span><text:span text:style-name="T9"> </text:span><text:span text:style-name="T5">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
      <text:p text:style-name="P16">GIMP</text:p>
      <text:p text:style-name="P9"><text:span text:style-name="T5">GIMP (GNU Image Manipulation Program) je program za uređivanje rasterske grafike koji se dobije uz većinu verzija Linuxa. Na Oracle Linux mora se zasebno instalirati, no radi uz samo manje probleme (recimo, ruši se ako ga pokušamo postaviti u </text:span><text:span text:style-name="T9">Single Window Mode</text:span><text:span text:style-name="T5">).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5"/>
      <text:p text:style-name="P16">Inkscape</text:p>
      <text:p text:style-name="P5">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5"/>
      <text:p text:style-name="P16">Firefox</text:p>
      <text:p text:style-name="P9"><text:span text:style-name="T5">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text:span><text:soft-page-break/><text:span text:style-name="T5">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span></text:p>
      <text:p text:style-name="P5"/>
      <text:p text:style-name="P16">Prettier</text:p>
      <text:p text:style-name="P9"><text:span text:style-name="T5">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3">PicoBlaze.html</text:span><text:span text:style-name="T5">. Po meni, on ne daje baš lijepe rezultate, no takve tvrdnje već spadaju u subjektivni dio programiranja.</text:span></text:p>
      <text:p text:style-name="P5"/>
      <text:p text:style-name="P16">ClangFormat</text:p>
      <text:p text:style-name="P9"><text:span text:style-name="T5">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3">:=</text:span><text:span text:style-name="T5"> operator pridruživanja u mom programskom jeziku, a ne oznaka za label plus operator </text:span><text:span text:style-name="T23">=</text:span><text:span text:style-name="T5">, no tokenizer za moj programski jezik ignorira razmake koje on stavlja između </text:span><text:span text:style-name="T23">:</text:span><text:span text:style-name="T5"> i </text:span><text:span text:style-name="T23">=</text:span><text:span text:style-name="T5">). Po meni, on daje lijepe rezultate za JavaScript. Mana mu je što ne može formatirati HTML i CSS niti JavaScript spremljen u HTML datoteci.</text:span></text:p>
      <text:p text:style-name="P16">LGTM</text:p>
      <text:p text:style-name="P9"><text:span text:style-name="T5">LGTM (</text:span><text:span text:style-name="T9">Looks Good To Me</text:span><text:span text:style-name="T5">)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9">popustljive</text:span><text:span text:style-name="T5">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9">strict mode</text:span><text:span text:style-name="T5">),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
      <text:p text:style-name="P16">Mane današnjih simulatora PicoBlazea</text:p>
      <text:p text:style-name="P4">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8"><text:span text:style-name="T5">Po autoru ovog teksta, jedna od glavnih mana današnjih simulatora PicoBlazea je upravo to što oni ciljaju na simuliranje PicoBlazea (i druge mekane procesore) u VHDL-ovske detalje. Da bi to napravili, simulatori </text:span><text:soft-page-break/><text:span text:style-name="T5">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p>
      <text:p text:style-name="P8"><text:span text:style-name="T5">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3">/usr/bin</text:span><text:span text:style-name="T5">),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9">Hello World</text:span><text:span text:style-name="T5">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4">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4"/>
      <text:p text:style-name="P16">Struktura simulatora za PicoBlaze u JavaScriptu</text:p>
      <text:p text:style-name="P4">Simulator PicoBlazea u JavaScriptu nema back-end (kôd koji se vrti na serveru), već se u cijelosti vrti u internetskom pregledniku. Njegov kôd podijeljen je u 7 datoteka, ukupno 3'550 redaka: </text:p>
      <text:list xml:id="list1153922016" text:style-name="WWNum1">
        <text:list-item>
          <text:p text:style-name="P21"><text:span text:style-name="T23">PicoBlaze.html</text:span><text:span text:style-name="T5"> – sadrži HTML kôd i CSS kôd te JavaScript vezan za postavljanje izgleda web-aplikacije, sintaksno bojanje asemblerskog koda, postavljanje simulatorske niti, komunikaciju </text:span><text:soft-page-break/><text:span text:style-name="T5">između tokenizera, parsera, pretprocesora i asemblera (u svijetu compilera to se zove </text:span><text:span text:style-name="T9">driver</text:span><text:span text:style-name="T5">) te za dohvaćanje primjera asemblerskog koda s autorovoga GitHub profila. Naknadno je dodana mogućnost dodavanja točaka prekida (</text:span><text:span text:style-name="T9">breakpoints</text:span><text:span text:style-name="T5">), mogućnost skidanja heksadekadske datoteke koju proizvodi assembler (koja se uz pomoć alata za programiranje PicoBlazea veoma lako pretvori u binarni format koji treba PicoBlazeu) te zoran prikaz sedam-segmentnih pokaznika (</text:span><text:span text:style-name="T9">seven-segment display</text:span><text:span text:style-name="T5">) i prekidača (</text:span><text:span text:style-name="T9">switches</text:span><text:span text:style-name="T5">, ovdje reagiraju na pritisak miša) pomoću SVG-a generiranog u JavaScriptu. Skidanje heksadekadske datoteke radi se preko standardnih JavaScript klasa </text:span><text:span text:style-name="T23">HTMLAnchorElement</text:span><text:span text:style-name="T5"> (svojstvo </text:span><text:span text:style-name="T23">download</text:span><text:span text:style-name="T5"> i metoda za stvaranje eventa iz JavaScripta </text:span><text:span text:style-name="T23">click</text:span><text:span text:style-name="T5">), </text:span><text:span text:style-name="T23">Uint8Array</text:span><text:span text:style-name="T5">, </text:span><text:span text:style-name="T23">URL</text:span><text:span text:style-name="T5"> i </text:span><text:span text:style-name="T23">Blob</text:span><text:span text:style-name="T5">, bilo je relativno komplicirano za napraviti. Točke prekida rade se tako da se brojevi linija koda nalaze u zasebnim HTML elementima </text:span><text:span text:style-name="T23">&lt;div&gt;</text:span><text:span text:style-name="T5"> koje generira JavaScript i ti elementi osim brojeva linija koda sadržavaju i ikone koje predstavljaju točke prekida koje su po defaultu nevidljive. Globalni objekt </text:span><text:span text:style-name="T23">machineCode</text:span><text:span text:style-name="T5">, osim heksadekadskih stringova koje predstavljaju naredbe u strojnom kodu, čuva i podatke o linijama asemblerskog koda iz kojih dolaze naredbe. Datoteka </text:span><text:span text:style-name="T23">PicoBlaze.html</text:span><text:span text:style-name="T5">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9">fallback</text:span><text:span text:style-name="T5">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3">innerHTML</text:span><text:span text:style-name="T5">.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3">createElementNS</text:span><text:span text:style-name="T5">, </text:span><text:span text:style-name="T23">setAttribute</text:span><text:span text:style-name="T5"> i </text:span><text:span text:style-name="T23">appendChild</text:span><text:span text:style-name="T5">. U datoteci </text:span><text:span text:style-name="T23">PicoBlaze.html</text:span><text:span text:style-name="T5">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Naknadno sam datoteku </text:span><text:span text:style-name="T24">PicoBlaze.html</text:span><text:span text:style-name="T6"> razdijelio u datoteke </text:span><text:span text:style-name="T24">PicoBlaze.html</text:span><text:span text:style-name="T6"> (koja sada sadrži samo HTML te samo onaj JavaScript koji je potreban da se sakrije moja e-mail adresa od spambotova), </text:span><text:span text:style-name="T24">styles.css</text:span><text:span text:style-name="T6"> (koja sadrži CSS), </text:span><text:span text:style-name="T24">headerScript.js</text:span><text:span text:style-name="T6"> (koja sadrži deklaracije potrebne drugim datotekama te skriptu za ponovno postavljanje layouta ako prozor promijeni veličinu) i </text:span><text:span text:style-name="T24">footerScript.js</text:span><text:span text:style-name="T6"> (koja sadrži funkcije za počinjanje i završavanje simulacije te JavaScript koji stvara SVG-ove).</text:span></text:p>
        </text:list-item>
        <text:list-item>
          <text:p text:style-name="P21"><text:span text:style-name="T23">TreeNode.js</text:span><text:span text:style-name="T5"> – sadrži JavaScript klasu pod nazivom </text:span><text:span text:style-name="T23">TreeNode</text:span><text:span text:style-name="T5">, koja sadrži metode vezane za evaluaciju parsiranih aritmetičkih izraza, metodu za ispis LISP-ovih izraza radi debugiranja parsera, te metode za pretragu struktura koje radi pretprocesor. Ta datoteka ima 100 redaka koda.</text:span></text:p>
        </text:list-item>
        <text:list-item>
          <text:p text:style-name="P21"><text:span text:style-name="T23">assembler.js</text:span><text:span text:style-name="T5"> – radi semantičku provjeru asemblerskog koda (recimo, je li prvi argument naredbe </text:span><text:span text:style-name="T23">load</text:span><text:span text:style-name="T5">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3">load</text:span><text:span text:style-name="T5">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23">assembler.js</text:span><text:span text:style-name="T5"> i </text:span><text:span text:style-name="T23">simulator.js</text:span><text:span text:style-name="T5"> svoje rezultate ne vraćaju kao povratnu vrijednost funkcije, nego ih pišu u globalne varijable. Potprogram </text:span><text:span text:style-name="T23">assembler.js</text:span><text:span text:style-name="T5"> piše svoje rezultate u globalni objekt </text:span><text:span text:style-name="T23">machineCode</text:span><text:span text:style-name="T5">, odakle ih potprogram </text:span><text:span text:style-name="T23">simulator.js</text:span><text:span text:style-name="T5"> čita.</text:span></text:p>
        </text:list-item>
        <text:list-item>
          <text:p text:style-name="P21"><text:span text:style-name="T23">parser.js</text:span><text:span text:style-name="T5"> – Parser (od latinskog</text:span><text:span text:style-name="T9"> pars</text:span><text:span text:style-name="T5">, </text:span><text:span text:style-name="T9">dio</text:span><text:span text:style-name="T5">)</text:span><text:span text:style-name="T9"> </text:span><text:span text:style-name="T5">je dio compilera (u ovom slučaju, compilera za asemblerski jezik) koji drugim dijelovima compilera kaže koja je riječ u programskom jeziku gramatički povezana s kojom drugoj riječi. To radi tako što radi strukturu zvanu AST, </text:span><text:span text:style-name="T9">abstract syntax tree</text:span><text:span text:style-name="T5">, apstraktno sintaksno stablo. Kao objašnjenje zašto je to potrebno, uzmite u obzir sljedeću rečenicu iz Cezarovog </text:span><text:span text:style-name="T9">De Bello Gallico</text:span><text:span text:style-name="T5"> (koja je bila na županijskom natjecanju iz latinskog jezika 2016. godine, 6. svitak, 24. poglavlje):</text:span><text:span text:style-name="T9"> Ea, quae fertilissima totius Germaniae sunt, loca Graecis aliquibus </text:span><text:span text:style-name="T13">nota</text:span><text:span text:style-name="T9"> fama esse loquuntur. </text:span><text:span text:style-name="T5">S kojom je riječi povezana riječ</text:span><text:span text:style-name="T9"> nota </text:span><text:span text:style-name="T5">(poznata)? Ako znate samo </text:span><text:soft-page-break/><text:span text:style-name="T5">malo latinskog, vjerojatno biste pomislili da je riječ </text:span><text:span text:style-name="T9">nota</text:span><text:span text:style-name="T5"> gramatički povezana s </text:span><text:span text:style-name="T9">fama</text:span><text:span text:style-name="T5"> (slava, glasina), da je to pleonazam i da riječ </text:span><text:span text:style-name="T9">nota</text:span><text:span text:style-name="T5"> treba zanemariti. No, to je krivo. Riječ </text:span><text:span text:style-name="T9">nota </text:span><text:span text:style-name="T5">povezana je s riječju </text:span><text:span text:style-name="T9">loca</text:span><text:span text:style-name="T5"> (mjesta, lokacije). Riječ </text:span><text:span text:style-name="T9">fama </text:span><text:span text:style-name="T5">je u ablativu jednine (ablativ je latinski padež koji odgovara hrvatskom lokativu, instrumentalu te genitivu u značenju </text:span><text:span text:style-name="T9">iz koga</text:span><text:span text:style-name="T5"> ili </text:span><text:span text:style-name="T9">iz čega</text:span><text:span text:style-name="T5">), a igrom slučaja na latinskom jeziku akuzativ množine u drugoj deklinaciji u srednjem rodu i ablativ jednine prve deklinacije imaju isti nastavak </text:span><text:span text:style-name="T9"><text:s/></text:span><text:span text:style-name="T5">(to jest, isti su u pisanom latinskom ako ne označavamo naglaske, inače je </text:span><text:span text:style-name="T9">a</text:span><text:span text:style-name="T5"> u nastavku u</text:span><text:span text:style-name="T9"> fama</text:span><text:span text:style-name="T5"> dugo, a u</text:span><text:span text:style-name="T9"> nota</text:span><text:span text:style-name="T5"> kratko), rečenica znači:</text:span><text:span text:style-name="T9"> Kažu</text:span><text:span text:style-name="T5"> </text:span><text:span text:style-name="T9">(loquuntur)</text:span><text:span text:style-name="T5"> </text:span><text:span text:style-name="T9">da su (esse) ona (ea) mjesta, koja (quae) su (sunt) najplodnija (fertilissima) u cijeloj (totius) Germaniji, nekim (aliqubus) Grcima (Graecis) glasinom poznata.</text:span><text:span text:style-name="T5"> Glagol</text:span><text:span text:style-name="T9"> biti</text:span><text:span text:style-name="T5"> je jednom u prezentu (</text:span><text:span text:style-name="T9">sunt</text:span><text:span text:style-name="T5">), a jednom u infinitivu (</text:span><text:span text:style-name="T9">esse</text:span><text:span text:style-name="T5">), zbog jednog nevažnog detalja iz latinske sintakse koji se zove</text:span><text:span text:style-name="T9"> akuzativ s infinitivom</text:span><text:span text:style-name="T5">. Glagol</text:span><text:span text:style-name="T9"> loquuntur</text:span><text:span text:style-name="T5"> je takozvani deponentni glagol, morfološki je pasivan, a semantički aktivan (zato je nastavak </text:span><text:span text:style-name="T9">-untur</text:span><text:span text:style-name="T5">, a ne </text:span><text:span text:style-name="T9">-unt</text:span><text:span text:style-name="T5">). Pridjev</text:span><text:span text:style-name="T9"> totus</text:span><text:span text:style-name="T5"> (cijeli) ima nepravilni genitiv jednine na</text:span><text:span text:style-name="T9"> -ius </text:span><text:span text:style-name="T5">(</text:span><text:span text:style-name="T9">totius</text:span><text:span text:style-name="T5">), kao još nekolicina latinskih pridjeva.</text:span><text:span text:style-name="T9"> </text:span><text:span text:style-name="T5">Za slučajeve kad se takve stvari dogode u programskom jeziku</text:span><text:span text:style-name="T9">, </text:span><text:span text:style-name="T5">parser bi spojio riječi </text:span><text:span text:style-name="T9">nota</text:span><text:span text:style-name="T5"> i </text:span><text:span text:style-name="T9">loca</text:span><text:span text:style-name="T5"> u jedan čvor sintaksnog stabla. Ta mi je rečenica ostala u sjećanju jer mi je profesor pričao da je ispravljao test neke učenice koja je tu rečenicu krivo prevela nešto kao</text:span><text:span text:style-name="T9"> Najplodnija Njemica...</text:span><text:span text:style-name="T5">, no to bi se već teško dalo objasniti kao rezultat pogrešnog parsiranja. Ta su se najplodnija mjesta u Germaniji nalazila oko nekakve šume. Kasnije je u tom tekstu bilo</text:span><text:span text:style-name="T9"> Ea (tamo = u toj šumi) nascuntur (rađaju se) alces (sjeverni jeleni)...</text:span><text:span text:style-name="T5">, a ona je to navodno prevela s</text:span><text:span text:style-name="T9"> Ona rađa sjeverne jelene...</text:span><text:span text:style-name="T5">, a to opet nije stvar krivog parsiranja kad po morfologiji vidimo da je</text:span><text:span text:style-name="T9"> nascuntur</text:span><text:span text:style-name="T5"> pasiv i vidimo da je u množini.</text:span><text:span text:style-name="T9"> </text:span><text:span text:style-name="T5">Parser za asemblerski jezik bio je mnogo lakši za napisati nego parser za AEC, moj programski jezik. Parser za moj programski jezik</text:span><text:span text:style-name="T22"><text:note text:id="ftn3" text:note-class="footnote"><text:note-citation>3</text:note-citation><text:note-body><text:p text:style-name="P12">https://raw.githubusercontent.com/FlatAssembler/AECforWebAssembly/master/parser.cpp</text:p></text:note-body></text:note></text:span><text:span text:style-name="T5"> dugačak je 950 redaka, dok datoteka </text:span><text:span text:style-name="T23">parser.js</text:span><text:span text:style-name="T5"> sadrži 125 redaka. Zapravo, jedino što je nužno parsirati u asembleru za PicoBlaze jesu aritmetički izrazi. Algoritam napisan u datoteci </text:span><text:span text:style-name="T23">parser.js</text:span><text:span text:style-name="T5"> ide ovako:</text:span></text:p>
          <text:list>
            <text:list-item>
              <text:p text:style-name="P22"><text:span text:style-name="T5">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3">parser.js</text:span><text:span text:style-name="T5"> zato za svaki par zagrada umeće čvor s tekstom </text:span><text:span text:style-name="T23">()</text:span><text:span text:style-name="T5">, i njegova su djeca (polje </text:span><text:span text:style-name="T23">children</text:span><text:span text:style-name="T5"> iz klase </text:span><text:span text:style-name="T23">TreeNode</text:span><text:span text:style-name="T5">) niz koji vrati rekurzija.</text:span></text:p>
            </text:list-item>
            <text:list-item>
              <text:p text:style-name="P22"><text:span text:style-name="T5">Prolazi kroz niz koji ti je dao tokenizer i za svaku riječ provjeri nalazi li se na popisu mnemonika (tako se tradicionalno zovu glagoli u asemblerskom jeziku</text:span><text:span text:style-name="T22"><text:note text:id="ftn4" text:note-class="footnote"><text:note-citation>4</text:note-citation><text:note-body><text:p text:style-name="Footnote"><text:span text:style-name="T1">Navodno se tako zovu jer ih je lakše zapamtiti </text:span><text:span text:style-name="T14">nego</text:span><text:span text:style-name="T1"> nizove nula </text:span><text:span text:style-name="T14">i</text:span><text:span text:style-name="T1"> jedinica u strojnom jeziku, od starogrčkog </text:span><text:span text:style-name="T15">μνημονικος</text:span><text:span text:style-name="T1"> (</text:span><text:span text:style-name="T15">mnemonikos</text:span><text:span text:style-name="T1">) što znači </text:span><text:span text:style-name="T15">pamćenje</text:span><text:span text:style-name="T17">. Morate se naviknuti da je informatika prepuna besmislenih imena. Uzmite u obzir </text:span><text:span text:style-name="T18">i</text:span><text:span text:style-name="T17"> da je ime </text:span><text:span text:style-name="T15">digitalna elektronika</text:span><text:span text:style-name="T17"> poprilično besmisleno, ono se prevodi kao </text:span><text:span text:style-name="T16">prst-jantar</text:span><text:span text:style-name="T17">. Nekome bi u antici, tko zna latinski </text:span><text:span text:style-name="T18">i</text:span><text:span text:style-name="T17">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5">) ili pretprocesorskih direktiva. Ti se popisi nalaze u datoteci </text:span><text:span text:style-name="T23">PicoBlaze.html</text:span><text:span text:style-name="T5">. Ako se riječ na koju si upravo naišao nalazi jednom od tih popisa, a nije da je riječ jednaka </text:span><text:span text:style-name="T23">enable</text:span><text:span text:style-name="T5"> ili </text:span><text:span text:style-name="T23">disable</text:span><text:span text:style-name="T5"> i da je dužina niza jednaka jedinici (jer </text:span><text:span text:style-name="T23">enable</text:span><text:span text:style-name="T5"> i </text:span><text:span text:style-name="T23">disable</text:span><text:span text:style-name="T5">, osim što mogu biti glagoli, mogu biti i, recimo to tako, prilozi glagola </text:span><text:span text:style-name="T23">returni</text:span><text:span text:style-name="T5">),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text:span></text:p>
            </text:list-item>
            <text:list-item>
              <text:p text:style-name="P22"><text:span text:style-name="T5">Parsiraj aritmetičke izraze. Prvo se baktaj s unarnim operatorima, njih se detektira kao tokeni </text:span><text:span text:style-name="T23">+</text:span><text:span text:style-name="T5"> (plus) i </text:span><text:span text:style-name="T23">–</text:span><text:span text:style-name="T5"> (minus) ispred kojih se ne nalazi ništa (prvi token u nizu), ili se ispred njih nalaze </text:span><text:soft-page-break/><text:span text:style-name="T5">tokeni </text:span><text:span text:style-name="T23">,</text:span><text:span text:style-name="T5"> (zarez), </text:span><text:span text:style-name="T23">(</text:span><text:span text:style-name="T5"> (otvorena zagrada) ili token koji sadrži znak za novi red. Zatim konstruiraj lambda-funkciju </text:span><text:span text:style-name="T23">parseBinaryOperators</text:span><text:span text:style-name="T5"> koja prima niz operatora te prolazi originalni niz u potrazi za njima, i, kada ih nađe, njihove susjedne tokene proglašava njihovom djecom i briše iz niza. Ta se lambda-funkcija prvo poziva za niz samo s operatorom potenciranja, </text:span><text:span text:style-name="T23">^</text:span><text:span text:style-name="T5">, jer on ima najveći prioritet, zatim se poziva za operatore množenja i dijeljenja, </text:span><text:span text:style-name="T23">*</text:span><text:span text:style-name="T5"> i </text:span><text:span text:style-name="T23">/</text:span><text:span text:style-name="T5">, te konačno za zbrajanje i oduzimanje, </text:span><text:span text:style-name="T23">+</text:span><text:span text:style-name="T5"> i </text:span><text:span text:style-name="T23">-</text:span><text:span text:style-name="T5">.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0"><text:span text:style-name="T5">Na kraju bismo trebali dobiti asemblerski kod u obliku LISP-ovog S-izraza, koje JavaScript u <text:s/>datoteci </text:span><text:span text:style-name="T23">PicoBlaze.html</text:span><text:span text:style-name="T5"> za potrebe traženja grešaka u asembleru ispisuje na preglednikovu konzolu JavaScriptinom naredbom </text:span><text:span text:style-name="T23">console.log</text:span><text:span text:style-name="T5">.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82507765997892" text:continue-numbering="true" text:style-name="WWNum1">
        <text:list-item>
          <text:p text:style-name="P21"><text:span text:style-name="T23">preprocessor.js</text:span><text:span text:style-name="T5"> – Prima strukturu koju pravi parser i određuje adrese labelsa (labelsi su oznake na koje je moguće skočiti naredbom </text:span><text:span text:style-name="T23">goto</text:span><text:span text:style-name="T5">, ili, kako se u assemblerskom jeziku zove ta naredba, </text:span><text:span text:style-name="T23">jump</text:span><text:span text:style-name="T5">).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3">int 0x3</text:span><text:span text:style-name="T5"> (u doba DOS-a služila za pozivanje debuggera) ima 8 bitova (u heksadekadskom formatu je </text:span><text:span text:style-name="T23">cc</text:span><text:span text:style-name="T5">), dok</text:span><text:span text:style-name="T23"> int 0x20</text:span><text:span text:style-name="T5"> (u doba prvih verzija DOS-a služila za zatvaranje programa) ima 16 bitova (u heksadekadskom formatu je </text:span><text:span text:style-name="T23">20cd</text:span><text:span text:style-name="T5">), a </text:span><text:span text:style-name="T23">mov rax,[3*rbx+7]</text:span><text:span text:style-name="T5"> ima 40 bitova (heksadekadski </text:span><text:span text:style-name="T23">8b485b440007</text:span><text:span text:style-name="T5">). Potprogram </text:span><text:span text:style-name="T23">preprocessor.js</text:span><text:span text:style-name="T5"> također izvršava i sprema rezultate direktiva </text:span><text:span text:style-name="T23">constant</text:span><text:span text:style-name="T5"> i </text:span><text:span text:style-name="T23">namereg</text:span><text:span text:style-name="T5"> (za preimenovanje registara u smislene nazive) u </text:span><text:span text:style-name="T23">Map</text:span><text:span text:style-name="T5">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9"> Only PERL can parse PERL.</text:span><text:span text:style-name="T5">.</text:span><text:span text:style-name="T9"> </text:span><text:span text:style-name="T5">Potprogram </text:span><text:span text:style-name="T23">preprocessor.js</text:span><text:span text:style-name="T5"> ima 140 redaka.</text:span></text:p>
        </text:list-item>
        <text:list-item>
          <text:p text:style-name="P21"><text:span text:style-name="T23">simulator.js</text:span><text:span text:style-name="T5"> – Taj se potprogram pokreće u zasebnoj dretvi kad pritisnemo tipku </text:span><text:span text:style-name="T9">play</text:span><text:span text:style-name="T5"> ili </text:span><text:span text:style-name="T9">fast forward</text:span><text:span text:style-name="T5">, a u istoj dretvi ako pritisnemo tipku </text:span><text:span text:style-name="T9">single step</text:span><text:span text:style-name="T5">. On čita strojni kod u heksadekadskom obliku koji je u globalni objekt </text:span><text:span text:style-name="T23">machineCode</text:span><text:span text:style-name="T5"> (deklariran u </text:span><text:span text:style-name="T23">PicoBlaze.html</text:span><text:span text:style-name="T5">) upisao potprogram </text:span><text:span text:style-name="T23">assembler.js</text:span><text:span text:style-name="T5">, te simulira PicoBlaze pišući i čitajući iz memorije (globalni objekt </text:span><text:span text:style-name="T23">memory</text:span><text:span text:style-name="T5"> tipa </text:span><text:span text:style-name="T23">Uint8Array</text:span><text:span text:style-name="T5"> deklariran u </text:span><text:span text:style-name="T23">PicoBlaze.html</text:span><text:span text:style-name="T5">), registara (niz, zvan</text:span><text:span text:style-name="T23"> registers</text:span><text:span text:style-name="T5">,</text:span><text:span text:style-name="T23"> </text:span><text:span text:style-name="T5">od dva globalna objekta tipa <text:s/></text:span><text:span text:style-name="T23">Uint8Array</text:span><text:span text:style-name="T5"> deklarirana u <text:s/></text:span><text:span text:style-name="T23">PicoBlaze.html</text:span><text:span text:style-name="T5">, te globalna varijabla </text:span><text:span text:style-name="T23">PC</text:span><text:span text:style-name="T5">, </text:span><text:span text:style-name="T12">program counter</text:span><text:span text:style-name="T8">, koja pokazuje na naredbu u memoriji koja se trenutno izvršava</text:span><text:span text:style-name="T5">) i zastavica (gloablnih nizova </text:span><text:span text:style-name="T23">flagC</text:span><text:span text:style-name="T5">, </text:span><text:span text:style-name="T23">flagZ</text:span><text:span text:style-name="T5"> te globalnih varijabli </text:span><text:span text:style-name="T23">flagIE</text:span><text:span text:style-name="T5"> i </text:span><text:span text:style-name="T23">regbank</text:span><text:span text:style-name="T5">), pišući u izlaze (globalni objekt </text:span><text:span text:style-name="T23">output</text:span><text:span text:style-name="T5">), čitajući, koristeći DOM, ulaze iz one tablice s 256 HTML-ovih </text:span><text:span text:style-name="T23">input</text:span><text:span text:style-name="T5">-a, te upravljajući stogom </text:span><text:span text:style-name="T23">callStack</text:span><text:span text:style-name="T5">. Naknadno je dodano da za svaku naredbu provjerava je li na njoj breakpoint. Potprogram </text:span><text:span text:style-name="T23">simulator.js</text:span><text:span text:style-name="T5">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9">rebus sic stantibus</text:span><text:span text:style-name="T5">,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21"><text:soft-page-break/><text:span text:style-name="T23">tokenizer.js</text:span><text:span text:style-name="T5"> – Tokenizer je dio compilera koji kaže drugim dijelovima compilera gdje završava koja riječ, a gdje počinje druga, u programskom jeziku. Riječi u programskom jeziku zovu se tokeni (engleski </text:span><text:span text:style-name="T9">token</text:span><text:span text:style-name="T5"> izvan svijeta informatike znači </text:span><text:span text:style-name="T9">oznaka</text:span><text:span text:style-name="T5">).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9">hiragana</text:span><text:span text:style-name="T5">, </text:span><text:span text:style-name="T9">katakana</text:span><text:span text:style-name="T5"> i </text:span><text:span text:style-name="T9">kandži</text:span><text:span text:style-name="T5">. </text:span><text:span text:style-name="T9">Kandži</text:span><text:span text:style-name="T5"> su kineski znakovi i koriste se za pisanje korijena riječi. </text:span><text:span text:style-name="T9">Katakana</text:span><text:span text:style-name="T5"> je slogovno pismo koje se koristi za pisanje korijena stranih riječi ili onomatopeja. </text:span><text:span text:style-name="T9">Hiragana</text:span><text:span text:style-name="T5">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23">tokenizer.js</text:span><text:span text:style-name="T5"> ima 95 linija. Tokenizer za moj programski jezik</text:span><text:span text:style-name="T22"><text:note text:id="ftn5" text:note-class="footnote"><text:note-citation>5</text:note-citation><text:note-body><text:p text:style-name="P12">https://github.com/FlatAssembler/AECforWebAssembly/raw/master/tokenizer.cpp</text:p></text:note-body></text:note></text:span><text:span text:style-name="T5">, za usporedbu, ima 260 linija. Jedna od glavnih razlika između algoritma koji sam koristio za svoj programski jezik i algoritma koji sam koristio za PicoBlaze je ta što u PicoBlazeu nisam pokušavao zapisivati broj stupca (</text:span><text:span text:style-name="T9">column number</text:span><text:span text:style-name="T5">),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3">\”</text:span><text:span text:style-name="T5">...), dok tokenizer za PicoBlazeov asembler ne mora. U compileru za moj programski jezik tokenizer zamjenjuje tokene poput </text:span><text:span text:style-name="T23">'a'</text:span><text:span text:style-name="T5"> odgovarajućim ASCII vrijednostima (što možda i nije bila dobra ideja, jer poruke o pogreškama tipa</text:span><text:span text:style-name="T9"> unexpected token </text:span><text:span text:style-name="T5">zbog toga mogu biti nejasne), u asembleru za PicoBlaze to radi potprogram </text:span><text:span text:style-name="T23">TreeNode.js</text:span><text:span text:style-name="T5">.</text:span></text:p>
        </text:list-item>
      </text:list>
      <text:p text:style-name="P11"><text:span text:style-name="T5">Osim tih datoteka, u GitHub repozitoriju nalaze se slike napravljene u GIMP-u (Linuxov Paint) i Inkscapeu (Linuxov Publisher) te primjeri programa za PicoBlaze koje je moguće dohvatiti klikajući na </text:span><text:span text:style-name="T9">examplese</text:span><text:span text:style-name="T5">. Slike koje predstavljaju </text:span><text:span text:style-name="T9">play</text:span><text:span text:style-name="T5">, </text:span><text:span text:style-name="T9">pause</text:span><text:span text:style-name="T5">, </text:span><text:span text:style-name="T9">stop</text:span><text:span text:style-name="T5">, </text:span><text:span text:style-name="T9">fast forward</text:span><text:span text:style-name="T5"> i </text:span><text:span text:style-name="T9">single step</text:span><text:span text:style-name="T5"> su u SVG formatu i uređivane u Inkscapeu. Ikona za </text:span><text:span text:style-name="T9">Assembler Test</text:span><text:span text:style-name="T5"> u GIF je formatu i uređivana u GIMP-u. Ikone za primjer </text:span><text:span text:style-name="T9">Hexadecimal Counter</text:span><text:span text:style-name="T5"> te ikona koja predstavlja točku prekida (</text:span><text:span text:style-name="T9">breakpoint</text:span><text:span text:style-name="T5">)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6"/>
      <text:p text:style-name="P17">Primjeri programa za PicoBlaze</text:p>
      <text:p text:style-name="P11"><text:span text:style-name="T5">Web-aplikacija nudi šest primjera programa za PicoBlaze. Oni se nalaze, kao i njihov popis u JSON formatu, na autorovom GitHub profilu, te ih potprogram </text:span><text:span text:style-name="T23">PicoBlaze.html</text:span><text:span text:style-name="T5"> dohvaća koristeći JavaScriptinu naredbu </text:span><text:span text:style-name="T23">fetch</text:span><text:span text:style-name="T5">. Prvi se primjer zove </text:span><text:span text:style-name="T9">Fibonacci Sequence</text:span><text:span text:style-name="T5">. On ispisuje Fibonaccijeve brojeve koji stanu u jedan byte (koliko su veliki PicoBlazeovi registri, svih 32), dakle, manje od 256. One koje se mogu prikazati u BCD (</text:span><text:span text:style-name="T9">binary coded decimal</text:span><text:span text:style-name="T5">,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3">return</text:span><text:span text:style-name="T5">, što ne bi prošlo na pravom PicoBlazeu. Da bi ispisao broj u novi red, on ispisuje na port sa sljedećom adresom, što na pravom PicoBlazeu isto ne bi prošlo. Ima 116 redaka, uključujući brojne komentare. Program </text:span><text:span text:style-name="T9">Gray Code</text:span><text:span text:style-name="T5">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5">, (00)</text:span><text:span text:style-name="T4">10</text:span><text:span text:style-name="T5">, (00)1</text:span><text:span text:style-name="T4">1</text:span><text:span text:style-name="T5">, (0)</text:span><text:span text:style-name="T4">100</text:span><text:span text:style-name="T5">,</text:span><text:span text:style-name="T4"> </text:span><text:span text:style-name="T5">(0)10</text:span><text:span text:style-name="T4">1</text:span><text:span text:style-name="T5">, (0)1</text:span><text:span text:style-name="T4">10</text:span><text:span text:style-name="T5">, (0)11</text:span><text:span text:style-name="T4">1</text:span><text:span text:style-name="T5">, </text:span><text:span text:style-name="T4">1000</text:span><text:span text:style-name="T5">, 100</text:span><text:span text:style-name="T4">1</text:span><text:span text:style-name="T5">, 10</text:span><text:span text:style-name="T4">10</text:span><text:span text:style-name="T5">. U Grayevom kodu ti brojevi su: (000)0, (000)</text:span><text:span text:style-name="T4">1</text:span><text:span text:style-name="T5">, (00)</text:span><text:span text:style-name="T4">1</text:span><text:span text:style-name="T5">1, (00)1</text:span><text:span text:style-name="T4">0</text:span><text:span text:style-name="T5">, (0)</text:span><text:span text:style-name="T4">1</text:span><text:span text:style-name="T5">10, (0)11</text:span><text:span text:style-name="T4">1</text:span><text:span text:style-name="T5">, (0)1</text:span><text:span text:style-name="T4">0</text:span><text:span text:style-name="T5">1, (0)10</text:span><text:span text:style-name="T4">0</text:span><text:span text:style-name="T5">, </text:span><text:span text:style-name="T4">1</text:span><text:span text:style-name="T5">100, 110</text:span><text:span text:style-name="T4">1</text:span><text:span text:style-name="T5">, 11</text:span><text:span text:style-name="T4">1</text:span><text:span text:style-name="T5">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9">Gray Code</text:span><text:span text:style-name="T5"> koristi algoritam opisan na engleskoj Wikipediji, te se vrti u beskonačnoj petlji čitajući s ulaza. Ima 25 redaka. Program </text:span><text:span text:style-name="T9">Assembler Test</text:span><text:span text:style-name="T5"> je besmislen program koji koristi sve naredbe koje podržava assembler za PicoBlaze, da bude lakše testirati assembler. </text:span><text:span text:style-name="T7">Ako se pokrene u simulatoru, vrti se u beskonačnoj petlji.</text:span><text:span text:style-name="T5"> Ima 83 reda. Naknadno su dodani primjeri </text:span><text:span text:style-name="T9">Binary to Decimal</text:span><text:span text:style-name="T5"> i </text:span><text:span text:style-name="T9">Hexadecimal Counter</text:span><text:span text:style-name="T8">. </text:span><text:span text:style-name="T12">Binary to Decimal</text:span><text:span text:style-name="T8"> </text:span><text:soft-page-break/><text:span text:style-name="T8">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2">Hexadecimal Counter </text:span><text:span text:style-name="T8">besmislen je program koji pali i gasi LED-ice te prikazuje heksadecimalne brojeve na 7-segmentnim pokaznicima. Nakon svih tih primjera dodan je i primjer </text:span><text:span text:style-name="T12">Decimal to Binary</text:span><text:span text:style-name="T8">, koji pretvara dekadske brojeve u binarne, a dekadski brojevi se u njega upisuju koristeći UART, a isto tako se iz UART-a čitaju binarni brojevi koji su rezultati.</text:span></text:p>
      <text:p text:style-name="P6"/>
      <text:p text:style-name="P17">Mane simuliranja PicoBlazea u JavaScriptu</text:p>
      <text:p text:style-name="P11"><text:span text:style-name="T5">Naravno, taj simulator PicoBlazea što sam ga napravio u JavaScriptu ima i svoje nedostatke naspram </text:span><text:span text:style-name="T9">fully-featured</text:span><text:span text:style-name="T5">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2"><text:note text:id="ftn6" text:note-class="footnote"><text:note-citation>6</text:note-citation><text:note-body><text:p text:style-name="P12">https://www.reddit.com/r/asm/comments/jyfrxy/how_to_implement_breakpoints_in_a_simulator/gd5ysu7/?utm_source=reddit&amp;utm_medium=web2x&amp;context=3</text:p></text:note-body></text:note></text:span><text:span text:style-name="T5">.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9">hasslea</text:span><text:span text:style-name="T5"> instalacije naprednijih simulatora.</text:span></text:p>
      <text:p text:style-name="P24"><text:span text:style-name="T5">Korisnik foruma </text:span><text:span text:style-name="T25">atheistforums.org</text:span><text:span text:style-name="T5"> zvan </text:span><text:span text:style-name="T9">bennyboy</text:span><text:span text:style-name="T5"> ima dvije ideje kako ubrzati moj program. On misli da potprogram </text:span><text:span text:style-name="T25">assembler.js</text:span><text:span text:style-name="T5"> znatno usporava to što se za svaki čvor u apstraktnom sintaksnom stablu mnogo puta provjerava je li riječ o registru, te da bih to trebao provjeriti samo jednom i rezultat te provjere pridružiti </text:span><text:span text:style-name="T9">boolean</text:span><text:span text:style-name="T5"> varijabli</text:span><text:span text:style-name="T5"><text:note text:id="ftn0" text:note-class="footnote"><text:note-citation>7</text:note-citation><text:note-body><text:p text:style-name="P13">https://atheistforums.org/thread-61911-post-2112572.html#pid2112572</text:p></text:note-body></text:note></text:span><text:span text:style-name="T5">. On također misli da bih u </text:span><text:span text:style-name="T25">simulator.js</text:span><text:span text:style-name="T5"> trebao više koristiti </text:span><text:span text:style-name="T9">switch-case</text:span><text:span text:style-name="T5">, a manje </text:span><text:span text:style-name="T9">if-else</text:span><text:span text:style-name="T5">, jer se </text:span><text:span text:style-name="T9">switch-case</text:span><text:span text:style-name="T5"> compilira u optimiziraniji asemblerski kod (barem </text:span><text:span text:style-name="T9">bennyboy</text:span><text:span text:style-name="T5"> i </text:span><text:span text:style-name="T9">HappySkeptic</text:span><text:span text:style-name="T5"> tako misle</text:span><text:span text:style-name="T27">;</text:span><text:span text:style-name="T5"> </text:span><text:span text:style-name="T27">M</text:span><text:span text:style-name="T5">eni to, </text:span><text:span text:style-name="T27">kao nekome tko je napravio compiler za svoj programski jezik,</text:span><text:span text:style-name="T5"> nema previše smisla)</text:span><text:span text:style-name="T5"><text:note text:id="ftn7" text:note-class="footnote"><text:note-citation>8</text:note-citation><text:note-body><text:p text:style-name="P13">https://atheistforums.org/thread-61911-post-2112817.html#pid2112817</text:p></text:note-body></text:note></text:span><text:span text:style-name="T5">. </text:span><text:span text:style-name="T27">Bilo bi zanimljivo dati si truda i provjeriti te teze.</text:span></text:p>
      <text:p text:style-name="P6"/>
      <text:p text:style-name="P17">Zahvale</text:p>
      <text:p text:style-name="P6">Posebno zahvaljujem profesoru Ivanu Aleksiju što me potakao da ovo napravim i što je sakupio informacije na internetu potrebne za to. Zahvaljujem i programerima koji su napravili internetski servis LGTM, statički analizer za JavaScript koji me je upozorio na neke greške koje sam napravio. JavaScript je relativno loš programski jezik i takvi su alati koris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7T18:24:08.912000000</dc:date>
    <meta:editing-duration>PT18M59S</meta:editing-duration>
    <meta:editing-cycles>4</meta:editing-cycles>
    <meta:generator>LibreOffice/7.3.5.2$Windows_X86_64 LibreOffice_project/184fe81b8c8c30d8b5082578aee2fed2ea847c01</meta:generator>
    <meta:document-statistic meta:table-count="0" meta:image-count="0" meta:object-count="0" meta:page-count="9" meta:paragraph-count="55" meta:word-count="6809" meta:character-count="45209" meta:non-whitespace-character-count="38450"/>
  </office:meta>
</office:document-meta>
</file>